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text-properties style:font-name="Arial" fo:font-size="10pt" style:font-size-asian="10pt" style:font-size-complex="10pt"/>
    </style:style>
    <style:style style:name="P3" style:family="paragraph" style:parent-style-name="Standard" style:list-style-name="L9">
      <style:text-properties style:font-name="Arial" fo:font-size="10pt" style:font-size-asian="10pt" style:font-size-complex="10pt"/>
    </style:style>
    <style:style style:name="P4" style:family="paragraph" style:parent-style-name="Standard" style:list-style-name="L10">
      <style:text-properties style:font-name="Arial" fo:font-size="10pt" style:font-size-asian="10pt" style:font-size-complex="10pt"/>
    </style:style>
    <style:style style:name="P5" style:family="paragraph" style:parent-style-name="Standard" style:list-style-name="L11">
      <style:text-properties style:font-name="Arial" fo:font-size="10pt" style:font-size-asian="10pt" style:font-size-complex="10pt"/>
    </style:style>
    <style:style style:name="P6" style:family="paragraph" style:parent-style-name="Standard" style:list-style-name="L12">
      <style:text-properties style:font-name="Arial" fo:font-size="10pt" style:font-size-asian="10pt" style:font-size-complex="10pt"/>
    </style:style>
    <style:style style:name="P7" style:family="paragraph" style:parent-style-name="Standard" style:list-style-name="L13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4pt" style:font-size-asian="14pt" style:font-size-complex="14pt"/>
    </style:style>
    <style:style style:name="P9" style:family="paragraph" style:parent-style-name="Standard">
      <style:text-properties fo:color="#00ae00" style:font-name="Arial" fo:font-size="10pt" style:font-size-asian="10pt" style:font-size-complex="10pt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fo:color="#00ae00" style:font-name="Arial" fo:font-size="10pt" style:font-size-asian="10pt" style:font-size-complex="10pt"/>
    </style:style>
    <style:style style:name="P14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s:</text:p>
      <text:list xml:id="list32499730" text:style-name="L1">
        <text:list-item>
          <text:p text:style-name="P2">C:\sf2-git-tutorials\blog\src\BlogBundle\Resources\views\Category\show.html.twig </text:p>
        </text:list-item>
      </text:list>
      <text:list xml:id="list33586020" text:style-name="L9">
        <text:list-item>
          <text:p text:style-name="P3">C:\sf2-git-tutorials\blog\src\BlogBundle\Resources\views\Post\archive.html.twig </text:p>
        </text:list-item>
      </text:list>
      <text:list xml:id="list33598450" text:style-name="L10">
        <text:list-item>
          <text:p text:style-name="P4">C:\sf2-git-tutorials\blog\src\BlogBundle\Resources\views\Post\author.html.twig </text:p>
        </text:list-item>
      </text:list>
      <text:list xml:id="list33581316" text:style-name="L11">
        <text:list-item>
          <text:p text:style-name="P5">C:\sf2-git-tutorials\blog\src\BlogBundle\Resources\views\Post\index.html.twig </text:p>
        </text:list-item>
      </text:list>
      <text:list xml:id="list33583504" text:style-name="L12">
        <text:list-item>
          <text:p text:style-name="P6">C:\sf2-git-tutorials\blog\src\BlogBundle\Resources\views\Post\show.html.twig </text:p>
        </text:list-item>
      </text:list>
      <text:list xml:id="list33576150" text:style-name="L13">
        <text:list-item>
          <text:p text:style-name="P7">C:\sf2-git-tutorials\blog\src\BlogBundle\Resources\views\Tag\show.html.twig </text:p>
        </text:list-item>
      </text:list>
      <text:p text:style-name="P8">Dodanie paginacji do wszystkich postów na stronie bloga</text:p>
      <text:p text:style-name="P1"/>
      <text:p text:style-name="P1">1. Dodajemy wpis w routingu:</text:p>
      <text:p text:style-name="P1">src\BlogBundle\Resources\config\routing\<text:span text:style-name="T2">post.yml</text:span> </text:p>
      <text:p text:style-name="P1">post:</text:p>
      <text:p text:style-name="P1"><text:s text:c="4"/>path: <text:s text:c="4"/>/<text:span text:style-name="T1">{page}</text:span></text:p>
      <text:p text:style-name="P1"><text:s text:c="4"/>defaults: { _controller: "BlogBundle:Post:index", <text:span text:style-name="T1">page: 1</text:span> }</text:p>
      <text:p text:style-name="P1"/>
      <text:p text:style-name="P1">2. Zmiany w kontrolerze:</text:p>
      <text:p text:style-name="P12">src\BlogBundle\Controller\<text:span text:style-name="T2">PostController.php</text:span> </text:p>
      <text:p text:style-name="P1"/>
      <text:p text:style-name="P1"><text:s text:c="4"/>public function indexAction(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 text:c="8"/></text:p>
      <text:p text:style-name="P1"><text:s text:c="8"/><text:span text:style-name="T3">//$entities = $em-&gt;getRepository('BlogBundle:Post')-&gt;findAll();</text:span></text:p>
      <text:p text:style-name="P9"><text:s text:c="8"/>$posts = $em-&gt;getRepository('BlogBundle:Post')-&gt;findAll();</text:p>
      <text:p text:style-name="P9"/>
      <text:p text:style-name="P9"><text:s text:c="8"/>$total_posts = count($posts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9"><text:s text:c="8"/></text:p>
      <text:p text:style-name="P9"><text:s text:c="8"/>$repository = $this-&gt;getDoctrine()</text:p>
      <text:p text:style-name="P9"><text:s text:c="12"/>-&gt;getRepository('BlogBundle:Post');</text:p>
      <text:p text:style-name="P9"/>
      <text:p text:style-name="P9"><text:s text:c="8"/>$query = $repository-&gt;createQueryBuilder('p')</text:p>
      <text:p text:style-name="P9"><text:s text:c="12"/>-&gt;setFirstResult(($page - 1) * $posts_per_page)</text:p>
      <text:p text:style-name="P9"><text:s text:c="12"/>-&gt;setMaxResults($posts_per_page)</text:p>
      <text:p text:style-name="P9"><text:s text:c="12"/>-&gt;getQuery();</text:p>
      <text:p text:style-name="P9"/>
      <text:p text:style-name="P9"><text:s text:c="8"/>$entities = $query-&gt;getResult();</text:p>
      <text:p text:style-name="P1"><text:s text:c="12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 text:c="12"/></text:p>
      <text:p text:style-name="P1"><text:s text:c="11"/><text:span text:style-name="T1"><text:s/>'last_page' =&gt; $last_page,</text:span>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oft-page-break/><text:s text:c="12"/>'total_posts' =&gt; $total_posts,</text:p>
      <text:p text:style-name="P1"><text:s text:c="12"/>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3. Dodajemy paginację w template</text:p>
      <text:p text:style-name="P12">src\BlogBundle\Resources\views\Post\<text:span text:style-name="T2">index.html.twig </text:span></text:p>
      <text:p text:style-name="P1"><text:s text:c="8"/>&lt;div class="col-md-8"&gt;</text:p>
      <text:p text:style-name="P1">....</text:p>
      <text:p text:style-name="P1"><text:s text:c="8"/></text:p>
      <text:p text:style-name="P9"><text:s text:c="12"/>&lt;div class="row"&gt;</text:p>
      <text:p text:style-name="P9"><text:s text:c="16"/>&lt;div class="col-md-12"&gt;</text:p>
      <text:p text:style-name="P9"><text:s text:c="20"/>&lt;p&gt;&lt;strong&gt;{{ total_posts }}&lt;/strong&gt; posts</text:p>
      <text:p text:style-name="P9"><text:s text:c="24"/>{% if last_page &gt; 1 %}</text:p>
      <text:p text:style-name="P9"><text:s text:c="28"/>- page &lt;strong&gt;{{ current_page }}/{{ last_page }}&lt;/strong&gt;</text:p>
      <text:p text:style-name="P9"><text:s text:c="24"/>{% endif %}&lt;/p&gt;</text:p>
      <text:p text:style-name="P9"><text:s text:c="16"/>&lt;/div&gt;</text:p>
      <text:p text:style-name="P9"><text:s text:c="12"/>&lt;/div&gt;</text:p>
      <text:p text:style-name="P9"/>
      <text:p text:style-name="P9"><text:s text:c="12"/>{% if last_page &gt; 1 %}</text:p>
      <text:p text:style-name="P9"><text:s text:c="12"/>&lt;div class="row"&gt;</text:p>
      <text:p text:style-name="P9"><text:s text:c="16"/>&lt;div class="col-md-12"&gt;</text:p>
      <text:p text:style-name="P9"><text:s text:c="20"/>&lt;div class="text-center"&gt;</text:p>
      <text:p text:style-name="P9"><text:s text:c="24"/>&lt;ul class="pagination"&gt;</text:p>
      <text:p text:style-name="P9"><text:s text:c="26"/>&lt;li&gt;&lt;a href="{{ path('post', { 'page': 1 }) }}"&gt;&amp;lsaquo;&lt;/a&gt;&lt;/li&gt;</text:p>
      <text:p text:style-name="P9"><text:s text:c="26"/>&lt;li&gt;&lt;a href="{{ path('post', { 'page': previous_page }) }}"&gt;&amp;laquo;&lt;/a&gt;&lt;/li&gt;</text:p>
      <text:p text:style-name="P9"/>
      <text:p text:style-name="P9"><text:s text:c="22"/>{% for page in 1..last_page %}</text:p>
      <text:p text:style-name="P9"><text:s text:c="24"/>{% if page == current_page %}</text:p>
      <text:p text:style-name="P9"><text:s text:c="26"/>&lt;li class="active"&gt;&lt;a href="#"&gt;{{ page }}&lt;/a&gt;&lt;/li&gt;</text:p>
      <text:p text:style-name="P9"><text:s text:c="24"/>{% else %}</text:p>
      <text:p text:style-name="P9"><text:s text:c="26"/>&lt;li&gt;&lt;a href="{{ path('post', { 'page': page }) }}"&gt;{{ page }}&lt;/a&gt;&lt;/li&gt;</text:p>
      <text:p text:style-name="P9"><text:s text:c="24"/>{% endif %}</text:p>
      <text:p text:style-name="P9"><text:s text:c="22"/>{% endfor %}</text:p>
      <text:p text:style-name="P9"/>
      <text:p text:style-name="P9"><text:s text:c="26"/>&lt;li&gt;&lt;a href="{{ path('post', { 'page': next_page }) }}"&gt;&amp;raquo;&lt;/a&gt;&lt;/li&gt;</text:p>
      <text:p text:style-name="P9"><text:s text:c="26"/>&lt;li&gt;&lt;a href="{{ path('post', { 'page': last_page }) }}"&gt;&amp;rsaquo;&lt;/a&gt;&lt;/li&gt;</text:p>
      <text:p text:style-name="P9"><text:s text:c="24"/>&lt;/ul&gt;</text:p>
      <text:p text:style-name="P9"><text:s text:c="20"/>&lt;/div&gt;</text:p>
      <text:p text:style-name="P9"><text:s text:c="16"/>&lt;/div&gt;</text:p>
      <text:p text:style-name="P9"><text:s text:c="12"/>&lt;/div&gt;</text:p>
      <text:p text:style-name="P9"><text:s text:c="12"/>{% endif %} <text:s text:c="2"/></text:p>
      <text:p text:style-name="P1"><text:s text:c="8"/></text:p>
      <text:p text:style-name="P1"><text:s text:c="8"/>&lt;/div&gt;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Dodanie paginacji do postów z danej kategorii</text:p>
      <text:p text:style-name="P1"/>
      <text:p text:style-name="P1">1. Dodajemy wpis w routingu:</text:p>
      <text:p text:style-name="P12">src\BlogBundle\Resources\config\<text:span text:style-name="T2">routing.yml </text:span></text:p>
      <text:p text:style-name="P1"/>
      <text:p text:style-name="P1">blog_category:</text:p>
      <text:p text:style-name="P1"><text:s text:c="4"/>path: <text:s text:c="4"/>/category/{slug}/<text:span text:style-name="T1">{page}</text:span></text:p>
      <text:p text:style-name="P1"><text:s text:c="4"/>defaults: { _controller: BlogBundle:Category:show, <text:span text:style-name="T1">page: 1</text:span> }</text:p>
      <text:p text:style-name="P1"/>
      <text:p text:style-name="P1">2. Modyfikujemy metodę oraz dodajemy nową:</text:p>
      <text:p text:style-name="P12">src\BlogBundle\Repository\<text:span text:style-name="T2">PostRepository.php </text:span></text:p>
      <text:p text:style-name="P1"/>
      <text:p text:style-name="P1"><text:s text:c="4"/>public function getPostsFromCategory($category_id = null, <text:span text:style-name="T1">$max = null, $offset = null</text:span>)</text:p>
      <text:p text:style-name="P1"><text:s text:c="4"/>{</text:p>
      <text:p text:style-name="P1"><text:s text:c="8"/>$qb = $this-&gt;createQueryBuilder('p');</text:p>
      <text:p text:style-name="P1"><text:s text:c="8"/></text:p>
      <text:p text:style-name="P1"><text:s text:c="8"/>if($category_id)</text:p>
      <text:p text:style-name="P1"><text:s text:c="8"/>{</text:p>
      <text:p text:style-name="P1"><text:s text:c="12"/>$qb-&gt;andWhere('p.category = :category_id')</text:p>
      <text:p text:style-name="P1"><text:s text:c="14"/>-&gt;setParameter('category_id', $category_id);</text:p>
      <text:p text:style-name="P1"><text:s text:c="8"/>}</text:p>
      <text:p text:style-name="P1"/>
      <text:p text:style-name="P9"><text:s text:c="8"/>if($max)</text:p>
      <text:p text:style-name="P9"><text:s text:c="8"/>{</text:p>
      <text:p text:style-name="P9"><text:s text:c="12"/>$qb-&gt;setMaxResults($max);</text:p>
      <text:p text:style-name="P9"><text:s text:c="8"/>}</text:p>
      <text:p text:style-name="P9"><text:s text:c="8"/></text:p>
      <text:p text:style-name="P9"><text:s text:c="8"/>if($offset)</text:p>
      <text:p text:style-name="P9"><text:s text:c="8"/>{</text:p>
      <text:p text:style-name="P9"><text:s text:c="12"/>$qb-&gt;setFirstResult($offset);</text:p>
      <text:p text:style-name="P9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<text:s text:c="4"/></text:p>
      <text:p text:style-name="P9"><text:s text:c="4"/>public function countPostsFromCategory($category_id = null)</text:p>
      <text:p text:style-name="P9"><text:s text:c="4"/>{</text:p>
      <text:p text:style-name="P9"><text:s text:c="8"/>$qb = $this-&gt;createQueryBuilder('p');</text:p>
      <text:p text:style-name="P9"><text:s text:c="8"/></text:p>
      <text:p text:style-name="P9"><text:s text:c="8"/>if($category_id)</text:p>
      <text:p text:style-name="P9"><text:s text:c="8"/>{</text:p>
      <text:p text:style-name="P9"><text:s text:c="12"/>$qb-&gt;andWhere('p.category = :category_id')</text:p>
      <text:p text:style-name="P9"><text:s text:c="14"/>-&gt;setParameter('category_id', $category_id);</text:p>
      <text:p text:style-name="P9"><text:s text:c="8"/>}</text:p>
      <text:p text:style-name="P9"/>
      <text:p text:style-name="P9"><text:s text:c="8"/>$query = $qb-&gt;getQuery();</text:p>
      <text:p text:style-name="P9"/>
      <text:p text:style-name="P9"><text:s text:c="8"/>return count($query-&gt;getResult());</text:p>
      <text:p text:style-name="P9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Modyfikujemy kontroler:</text:p>
      <text:p text:style-name="P12">src\BlogBundle\Controller\<text:span text:style-name="T2">CategoryController.php</text:span> </text:p>
      <text:p text:style-name="P1"/>
      <text:p text:style-name="P1"><text:s text:c="4"/>public function showAction($slug, 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category = $em-&gt;getRepository('BlogBundle:Category')-&gt;findOneBySlug($slug);</text:p>
      <text:p text:style-name="P1"><text:s text:c="8"/></text:p>
      <text:p text:style-name="P1"><text:s text:c="8"/>if (!$category) {</text:p>
      <text:p text:style-name="P1"><text:s text:c="12"/>throw $this-&gt;createNotFoundException('Unable to find Category entity.');</text:p>
      <text:p text:style-name="P1"><text:s text:c="8"/>}</text:p>
      <text:p text:style-name="P1"><text:s text:c="8"/></text:p>
      <text:p text:style-name="P9"><text:s text:c="8"/>$total_posts = $em-&gt;getRepository('BlogBundle:Post')-&gt;countPostsFromCategory($category-&gt;getId()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1"><text:s text:c="8"/></text:p>
      <text:p text:style-name="P1"><text:s text:c="8"/>$category-&gt;setActivePosts($em-&gt;getRepository('BlogBundle:Post')-&gt;getPostsFromCategory($category-&gt;getId(), <text:span text:style-name="T1">$posts_per_page, ($page - 1) * $posts_per_page</text:span>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Category:show.html.twig', array(</text:p>
      <text:p text:style-name="P1"><text:s text:c="12"/>'category' =&gt; $category,</text:p>
      <text:p text:style-name="P1"><text:s text:c="12"/><text:span text:style-name="T1">'last_page' =&gt; $last_page,</text:span>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 text:c="12"/>'total_posts' =&gt; $total_posts,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4. Dodajemy paginacje w templatce:</text:p>
      <text:p text:style-name="P12">src\BlogBundle\Resources\views\Category\<text:span text:style-name="T2">show.html.twig</text:span></text:p>
      <text:p text:style-name="P1"/>
      <text:p text:style-name="P1"><text:s text:c="8"/>&lt;div class="col-md-8"&gt;</text:p>
      <text:p text:style-name="P1">...</text:p>
      <text:p text:style-name="P1"><text:s text:c="8"/></text:p>
      <text:p text:style-name="P9"><text:s text:c="8"/>&lt;div class="row"&gt;</text:p>
      <text:p text:style-name="P9"><text:s text:c="12"/>&lt;div class="col-md-12"&gt;</text:p>
      <text:p text:style-name="P9"><text:s text:c="16"/>&lt;p&gt;&lt;strong&gt;{{ total_posts }}&lt;/strong&gt; posts in this category</text:p>
      <text:p text:style-name="P9"><text:s text:c="20"/>{% if last_page &gt; 1 %}</text:p>
      <text:p text:style-name="P9"><text:s text:c="24"/>- page &lt;strong&gt;{{ current_page }}/{{ last_page }}&lt;/strong&gt;</text:p>
      <text:p text:style-name="P9"><text:s text:c="20"/>{% endif %}&lt;/p&gt;</text:p>
      <text:p text:style-name="P9"><text:s text:c="12"/>&lt;/div&gt;</text:p>
      <text:p text:style-name="P9"><text:s text:c="8"/>&lt;/div&gt;</text:p>
      <text:p text:style-name="P9"><text:s text:c="8"/></text:p>
      <text:p text:style-name="P9"><text:s text:c="8"/>{% if last_page &gt; 1 %}</text:p>
      <text:p text:style-name="P9"><text:soft-page-break/><text:s text:c="8"/>&lt;div class="row"&gt;</text:p>
      <text:p text:style-name="P9"><text:s text:c="12"/>&lt;div class="col-md-12"&gt;</text:p>
      <text:p text:style-name="P9"><text:s text:c="16"/>&lt;div class="text-center"&gt;</text:p>
      <text:p text:style-name="P9"><text:s text:c="20"/>&lt;ul class="pagination"&gt;</text:p>
      <text:p text:style-name="P9"><text:s text:c="22"/>&lt;li&gt;&lt;a href="{{ path('blog_category', { 'slug': category.slug, 'page': 1 }) }}"&gt;&amp;lsaquo;&lt;/a&gt;&lt;/li&gt;</text:p>
      <text:p text:style-name="P9"><text:s text:c="22"/>&lt;li&gt;&lt;a href="{{ path('blog_category', { 'slug': category.slug, 'page': previous_page }) }}"&gt;&amp;laquo;&lt;/a&gt;&lt;/li&gt;</text:p>
      <text:p text:style-name="P9"/>
      <text:p text:style-name="P9"><text:s text:c="18"/>{% for page in 1..last_page %}</text:p>
      <text:p text:style-name="P9"><text:s text:c="20"/>{% if page == current_page %}</text:p>
      <text:p text:style-name="P9"><text:s text:c="22"/>&lt;li class="active"&gt;&lt;a href="#"&gt;{{ page }}&lt;/a&gt;&lt;/li&gt;</text:p>
      <text:p text:style-name="P9"><text:s text:c="20"/>{% else %}</text:p>
      <text:p text:style-name="P9"><text:s text:c="22"/>&lt;li&gt;&lt;a href="{{ path('blog_category', { 'slug': category.slug, 'page': page }) }}"&gt;{{ page }}&lt;/a&gt;&lt;/li&gt;</text:p>
      <text:p text:style-name="P9"><text:s text:c="20"/>{% endif %}</text:p>
      <text:p text:style-name="P9"><text:s text:c="18"/>{% endfor %}</text:p>
      <text:p text:style-name="P9"/>
      <text:p text:style-name="P9"><text:s text:c="22"/>&lt;li&gt;&lt;a href="{{ path('blog_category', { 'slug': category.slug, 'page': next_page }) }}"&gt;&amp;raquo;&lt;/a&gt;&lt;/li&gt;</text:p>
      <text:p text:style-name="P9"><text:s text:c="22"/>&lt;li&gt;&lt;a href="{{ path('blog_category', { 'slug': category.slug, 'page': last_page }) }}"&gt;&amp;rsaquo;&lt;/a&gt;&lt;/li&gt;</text:p>
      <text:p text:style-name="P9"><text:s text:c="20"/>&lt;/ul&gt;</text:p>
      <text:p text:style-name="P9"><text:s text:c="16"/>&lt;/div&gt;</text:p>
      <text:p text:style-name="P9"><text:s text:c="12"/>&lt;/div&gt;</text:p>
      <text:p text:style-name="P9"><text:s text:c="8"/>&lt;/div&gt;</text:p>
      <text:p text:style-name="P9"><text:s text:c="8"/>{% endif %} <text:s text:c="3"/></text:p>
      <text:p text:style-name="P1"><text:s text:c="8"/></text:p>
      <text:p text:style-name="P1"><text:s text:c="8"/>&lt;/div&gt;</text:p>
      <text:p text:style-name="P1"/>
      <text:p text:style-name="P8">Dodanie paginacji do postów określonego tagu</text:p>
      <text:p text:style-name="P1"/>
      <text:p text:style-name="P1">1. Dodajemy wpis w routingu:</text:p>
      <text:p text:style-name="P12">src\BlogBundle\Resources\config\<text:span text:style-name="T2">routing.yml </text:span></text:p>
      <text:p text:style-name="P1">blog_tag:</text:p>
      <text:p text:style-name="P1"><text:s text:c="4"/>path: <text:s text:c="4"/>/tag/{slug}/<text:span text:style-name="T1">{page}</text:span></text:p>
      <text:p text:style-name="P1"><text:s text:c="4"/>defaults: { _controller: BlogBundle:Tag:show, <text:span text:style-name="T1">page: 1</text:span> }</text:p>
      <text:p text:style-name="P1"/>
      <text:p text:style-name="P1">2. Modyfikujemy metodę oraz dodajemy nową:</text:p>
      <text:p text:style-name="P12">src\BlogBundle\Repository\<text:span text:style-name="T2">PostRepository.php </text:span></text:p>
      <text:p text:style-name="P1"/>
      <text:p text:style-name="P9"><text:s text:c="4"/><text:span text:style-name="T4">public function getPostsFromTag($tag_id = null, </text:span>$max = null, $offset = null<text:span text:style-name="T4">)</text:span></text:p>
      <text:p text:style-name="P10"><text:s text:c="4"/>{</text:p>
      <text:p text:style-name="P10"><text:s text:c="8"/>$qb = $this-&gt;createQueryBuilder('p');</text:p>
      <text:p text:style-name="P10"/>
      <text:p text:style-name="P10"><text:s text:c="8"/>if($tag_id)</text:p>
      <text:p text:style-name="P10"><text:s text:c="8"/>{</text:p>
      <text:p text:style-name="P10"><text:s text:c="12"/>$qb-&gt;innerJoin('p.tags', 'pt')</text:p>
      <text:p text:style-name="P10"><text:s text:c="14"/>-&gt;where('pt.id = :tag_id')</text:p>
      <text:p text:style-name="P10"><text:s text:c="14"/>-&gt;setParameter('tag_id', $tag_id);</text:p>
      <text:p text:style-name="P10"><text:s text:c="8"/>}</text:p>
      <text:p text:style-name="P10"><text:s text:c="8"/></text:p>
      <text:p text:style-name="P9"><text:s text:c="8"/>if($max)</text:p>
      <text:p text:style-name="P9"><text:s text:c="8"/>{</text:p>
      <text:p text:style-name="P9"><text:s text:c="12"/>$qb-&gt;setMaxResults($max);</text:p>
      <text:p text:style-name="P9"><text:s text:c="8"/>}</text:p>
      <text:p text:style-name="P9"><text:s text:c="8"/></text:p>
      <text:p text:style-name="P9"><text:s text:c="8"/>if($offset)</text:p>
      <text:p text:style-name="P9"><text:s text:c="8"/>{</text:p>
      <text:p text:style-name="P9"><text:s text:c="12"/>$qb-&gt;setFirstResult($offset);</text:p>
      <text:p text:style-name="P9"><text:s text:c="8"/>}</text:p>
      <text:p text:style-name="P10"/>
      <text:p text:style-name="P10"><text:soft-page-break/><text:s text:c="8"/>$query = $qb-&gt;getQuery();</text:p>
      <text:p text:style-name="P10"/>
      <text:p text:style-name="P10"><text:s text:c="8"/>return $query-&gt;getResult();</text:p>
      <text:p text:style-name="P10"><text:s text:c="4"/>}</text:p>
      <text:p text:style-name="P10"><text:s text:c="4"/></text:p>
      <text:p text:style-name="P9"><text:s text:c="4"/>public function countPostsFromTag($tag_id = null)</text:p>
      <text:p text:style-name="P9"><text:s text:c="4"/>{</text:p>
      <text:p text:style-name="P9"><text:s text:c="8"/>$qb = $this-&gt;createQueryBuilder('p');</text:p>
      <text:p text:style-name="P9"/>
      <text:p text:style-name="P9"><text:s text:c="8"/>if($tag_id)</text:p>
      <text:p text:style-name="P9"><text:s text:c="8"/>{</text:p>
      <text:p text:style-name="P9"><text:s text:c="12"/>$qb-&gt;innerJoin('p.tags', 'pt')</text:p>
      <text:p text:style-name="P9"><text:s text:c="14"/>-&gt;where('pt.id = :tag_id')</text:p>
      <text:p text:style-name="P9"><text:s text:c="14"/>-&gt;setParameter('tag_id', $tag_id);</text:p>
      <text:p text:style-name="P9"><text:s text:c="8"/>}</text:p>
      <text:p text:style-name="P9"/>
      <text:p text:style-name="P9"><text:s text:c="8"/>$query = $qb-&gt;getQuery();</text:p>
      <text:p text:style-name="P9"/>
      <text:p text:style-name="P9"><text:s text:c="8"/>return count($query-&gt;getResult());</text:p>
      <text:p text:style-name="P9"><text:s text:c="4"/>}</text:p>
      <text:p text:style-name="P9"/>
      <text:p text:style-name="P9"/>
      <text:p text:style-name="P10">3. Modyfikujemy kontroler:</text:p>
      <text:p text:style-name="P13"><text:span text:style-name="T4">src\BlogBundle\Controller\</text:span><text:span text:style-name="T2">TagController.php</text:span></text:p>
      <text:p text:style-name="P10"/>
      <text:p text:style-name="P10"><text:s text:c="4"/>public function showAction($slug, <text:span text:style-name="T1">$page</text:span>)</text:p>
      <text:p text:style-name="P10"><text:s text:c="4"/>{</text:p>
      <text:p text:style-name="P10"><text:s text:c="8"/>$em = $this-&gt;getDoctrine()-&gt;getManager();</text:p>
      <text:p text:style-name="P10"><text:s/></text:p>
      <text:p text:style-name="P10"><text:s text:c="8"/>$tag = $em-&gt;getRepository('BlogBundle:Tag')-&gt;findOneBySlug($slug);</text:p>
      <text:p text:style-name="P10"><text:s text:c="8"/></text:p>
      <text:p text:style-name="P10"><text:s text:c="8"/>if (!$tag) {</text:p>
      <text:p text:style-name="P10"><text:s text:c="12"/>throw $this-&gt;createNotFoundException('Unable to find Tag entity.');</text:p>
      <text:p text:style-name="P10"><text:s text:c="8"/>}</text:p>
      <text:p text:style-name="P10"><text:s text:c="8"/></text:p>
      <text:p text:style-name="P9"><text:s text:c="8"/>$total_posts = $em-&gt;getRepository('BlogBundle:Post')-&gt;countPostsFromTag($tag-&gt;getId()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10"><text:s text:c="8"/></text:p>
      <text:p text:style-name="P10"><text:s text:c="8"/>$tag-&gt;setActivePosts($em-&gt;getRepository('BlogBundle:Post')-&gt;getPostsFromTag($tag-&gt;getId(), <text:span text:style-name="T1">$posts_per_page, ($page - 1) * $posts_per_page</text:span>));</text:p>
      <text:p text:style-name="P10"><text:s text:c="8"/></text:p>
      <text:p text:style-name="P10"><text:s text:c="8"/>$categories = $em-&gt;getRepository('BlogBundle:Category')-&gt;getWithPosts(); //pobranie wszystkich kategorii, które mają posty</text:p>
      <text:p text:style-name="P10"><text:s text:c="8"/></text:p>
      <text:p text:style-name="P10"><text:s text:c="8"/>$tags = $em-&gt;getRepository('BlogBundle:Tag')-&gt;getWithPosts(); //pobranie wszystkich tagów, które mają posty</text:p>
      <text:p text:style-name="P10"><text:s text:c="8"/></text:p>
      <text:p text:style-name="P10"><text:s text:c="8"/>$archives = $em-&gt;getRepository('BlogBundle:Post')-&gt;getArchives();</text:p>
      <text:p text:style-name="P10"><text:s text:c="8"/></text:p>
      <text:p text:style-name="P10"><text:s text:c="8"/>$recent_posts = $em-&gt;getRepository('BlogBundle:Post')-&gt;findBy(array(), array(), 10);</text:p>
      <text:p text:style-name="P10"><text:s text:c="8"/></text:p>
      <text:p text:style-name="P10"><text:s text:c="8"/>return $this-&gt;render('BlogBundle:Tag:show.html.twig', array(</text:p>
      <text:p text:style-name="P10"><text:s text:c="12"/>'tag' =&gt; $tag,</text:p>
      <text:p text:style-name="P10"><text:s text:c="12"/></text:p>
      <text:p text:style-name="P9"><text:s text:c="12"/>'last_page' =&gt; $last_page,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 text:c="12"/>'total_posts' =&gt; $total_posts,</text:p>
      <text:p text:style-name="P10"><text:soft-page-break/><text:s text:c="12"/></text:p>
      <text:p text:style-name="P10"><text:s text:c="12"/>'categories' =&gt; $categories,</text:p>
      <text:p text:style-name="P10"><text:s text:c="12"/>'tags' =&gt; $tags,</text:p>
      <text:p text:style-name="P10"><text:s text:c="12"/>'archives' =&gt; $archives,</text:p>
      <text:p text:style-name="P10"><text:s text:c="12"/>'recent_posts' =&gt; $recent_posts,</text:p>
      <text:p text:style-name="P10"><text:s text:c="8"/>));</text:p>
      <text:p text:style-name="P10"><text:s text:c="4"/>}</text:p>
      <text:p text:style-name="P10"/>
      <text:p text:style-name="P1">4. Dodajemy paginacje w templatce:</text:p>
      <text:p text:style-name="P14">src\BlogBundle\Resources\views\Tag\<text:span text:style-name="T2">show.html.twig</text:span></text:p>
      <text:p text:style-name="P14"><text:span text:style-name="T2"/></text:p>
      <text:p text:style-name="P14"><text:span text:style-name="T2"/></text:p>
      <text:p text:style-name="P11">Dodanie paginacji do postów określonego archiwum</text:p>
      <text:p text:style-name="P11">Dodanie paginacji do postów określonego autora</text:p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7M46S</meta:editing-duration>
    <meta:editing-cycles>30</meta:editing-cycles>
    <meta:generator>OpenOffice.org/3.3$Win32 OpenOffice.org_project/330m20$Build-9567</meta:generator>
    <dc:date>2015-12-30T14:34:23.26</dc:date>
    <dc:creator>szymon idczak</dc:creator>
    <meta:document-statistic meta:table-count="0" meta:image-count="0" meta:object-count="0" meta:page-count="7" meta:paragraph-count="306" meta:word-count="900" meta:character-count="12023"/>
    <meta:user-defined meta:name="Info 1"/>
    <meta:user-defined meta:name="Info 2"/>
    <meta:user-defined meta:name="Info 3"/>
    <meta:user-defined meta:name="Info 4"/>
  </office:meta>
</office:document-meta>
</file>